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3pt" officeooo:rsid="0014f3ae" officeooo:paragraph-rsid="0016e0d0" style:font-size-asian="13pt" style:font-size-complex="13pt"/>
    </style:style>
    <style:style style:name="P2" style:family="paragraph" style:parent-style-name="Standard">
      <style:text-properties style:font-name="Times New Roman" fo:font-size="13pt" fo:font-weight="bold" officeooo:rsid="0014f3ae" officeooo:paragraph-rsid="0016e0d0" style:font-size-asian="13pt" style:font-weight-asian="bold" style:font-size-complex="13pt" style:font-weight-complex="bold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Times New Roman" fo:font-size="13pt" fo:font-weight="bold" officeooo:rsid="0014f3ae" officeooo:paragraph-rsid="0016e0d0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Times New Roman" fo:font-size="13pt" fo:font-weight="normal" officeooo:rsid="0014f3ae" officeooo:paragraph-rsid="0016e0d0" style:font-size-asian="13pt" style:font-weight-asian="normal" style:font-size-complex="13pt" style:font-weight-complex="normal"/>
    </style:style>
    <style:style style:name="P5" style:family="paragraph" style:parent-style-name="Standard">
      <style:paragraph-properties>
        <style:tab-stops>
          <style:tab-stop style:position="0.609cm"/>
        </style:tab-stops>
      </style:paragraph-properties>
      <style:text-properties officeooo:paragraph-rsid="0016e0d0"/>
    </style:style>
    <style:style style:name="P6" style:family="paragraph" style:parent-style-name="Standard">
      <style:text-properties officeooo:paragraph-rsid="0016e0d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72d5"/>
    </style:style>
    <style:style style:name="T3" style:family="text">
      <style:text-properties officeooo:rsid="0001c18e"/>
    </style:style>
    <style:style style:name="T4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5" style:family="text">
      <style:text-properties style:font-name="Times New Roman" fo:font-size="13pt" fo:font-weight="bold" officeooo:rsid="0014f3ae" style:font-size-asian="13pt" style:font-weight-asian="bold" style:font-size-complex="13pt" style:font-weight-complex="bold"/>
    </style:style>
    <style:style style:name="T6" style:family="text">
      <style:text-properties style:font-name="Times New Roman" fo:font-size="13pt" style:font-size-asian="13pt" style:font-size-complex="13pt"/>
    </style:style>
    <style:style style:name="T7" style:family="text">
      <style:text-properties style:font-name="Times New Roman" fo:font-size="13pt" officeooo:rsid="0014f3ae" style:font-size-asian="13pt" style:font-size-complex="13pt"/>
    </style:style>
    <style:style style:name="T8" style:family="text">
      <style:text-properties officeooo:rsid="001aee77"/>
    </style:style>
    <style:style style:name="T9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a8759" loext:opacity="100%" style:font-name="JetBrains Mono" fo:font-size="10pt" fo:font-style="normal" fo:font-weight="normal" officeooo:rsid="0016e0d0" style:font-size-asian="10pt" style:font-style-asian="normal" style:font-weight-asian="normal"/>
    </style:style>
    <style:style style:name="T17" style:family="text">
      <style:text-properties fo:color="#000000" loext:opacity="100%" style:font-name="Times New Roman" fo:font-size="13pt" fo:font-style="normal" fo:font-weight="bold" officeooo:rsid="001672d5" fo:background-color="transparent" loext:char-shading-value="0" style:font-size-asian="13pt" style:font-style-asian="normal" style:font-weight-asian="bold" style:font-size-complex="13pt" style:font-weight-complex="bold"/>
    </style:style>
    <style:style style:name="T18" style:family="text">
      <style:text-properties fo:color="#000000" loext:opacity="100%" style:font-name="Times New Roman" fo:font-size="13pt" fo:font-style="normal" fo:font-weight="normal" officeooo:rsid="001672d5" fo:background-color="transparent" loext:char-shading-value="0" style:font-size-asian="13pt" style:font-style-asian="normal" style:font-weight-asian="normal" style:font-size-complex="13pt"/>
    </style:style>
    <style:style style:name="T19" style:family="text">
      <style:text-properties officeooo:rsid="000a5368"/>
    </style:style>
    <style:style style:name="T20" style:family="text">
      <style:text-properties officeooo:rsid="0016e0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Практическое занятие № <text:span text:style-name="T3">4</text:span> </text:p>
      <text:p text:style-name="P6"><text:span text:style-name="T5">Тема:</text:span><text:span text:style-name="T7"> составление программ с функциями в IDE PyCharm Community.</text:span></text:p>
      <text:p text:style-name="P5"><text:span text:style-name="T4">Цел</text:span><text:span text:style-name="T5">ь</text:span><text:span text:style-name="T4">:</text:span><text:span text:style-name="T6"> закрепить усвоенные знания, понятия, алгоритмы, основные принципы составления программ, приобрести навыки составление программ с функциями в IDE PyCharm Community.</text:span></text:p>
      <text:p text:style-name="P2"><text:span text:style-name="T8">Постановка</text:span> задачи:</text:p>
      <text:p text:style-name="P1">1. Составить программу, в которой функция генерирует четырехзначное число и определяет, есть ли в числе одинаковые цифры.</text:p>
      <text:p text:style-name="P1">2. Описать функцию PowerA234(A, B, C, D), вычисляющую вторую, третью и четвертую степень числа A и возвращающую эти степени соответственно в переменные B, C и D (A — входной, B, C, D — выходные параметры; все параметры являются вещественными). С помощью этой функции найти вторую, третью и четвертую степень пяти данных чисел.</text:p>
      <text:p text:style-name="P1"><text:span text:style-name="T1">Тип алгоритма:</text:span> <text:span text:style-name="T2">с ветвлениями</text:span>.</text:p>
      <text:p text:style-name="P2">Текст программы:</text:p>
      <text:p text:style-name="P3"><text:span text:style-name="T9">#1. Составить программу, в которой функция генерирует четырехзначное число и</text:span><text:line-break/><text:span text:style-name="T9">#определяет, есть ли в числе одинаковые цифры.</text:span><text:line-break/><text:span text:style-name="T10">import </text:span><text:span text:style-name="T11">random</text:span><text:line-break/><text:span text:style-name="T10">def </text:span><text:span text:style-name="T12">num</text:span><text:span text:style-name="T11">():</text:span><text:line-break/><text:span text:style-name="T11"> <text:s text:c="3"/>number = random.randint(</text:span><text:span text:style-name="T13">1000</text:span><text:span text:style-name="T10">, </text:span><text:span text:style-name="T13">9999</text:span><text:span text:style-name="T11">)</text:span><text:line-break/><text:span text:style-name="T11"> <text:s text:c="3"/></text:span><text:span text:style-name="T14">print</text:span><text:span text:style-name="T11">(number)</text:span><text:line-break/><text:span text:style-name="T11"> <text:s text:c="3"/>chislo = </text:span><text:span text:style-name="T14">set</text:span><text:span text:style-name="T11">(</text:span><text:span text:style-name="T14">str</text:span><text:span text:style-name="T11">(number))</text:span><text:line-break/><text:span text:style-name="T11"> <text:s text:c="3"/></text:span><text:span text:style-name="T10">if </text:span><text:span text:style-name="T14">len</text:span><text:span text:style-name="T11">(chislo) &lt; </text:span><text:span text:style-name="T13">4</text:span><text:span text:style-name="T11">:</text:span><text:line-break/><text:span text:style-name="T11"> <text:s text:c="7"/></text:span><text:span text:style-name="T10">return True</text:span><text:line-break/><text:span text:style-name="T10"> <text:s text:c="3"/>else</text:span><text:span text:style-name="T11">:</text:span><text:line-break/><text:span text:style-name="T11"> <text:s text:c="7"/></text:span><text:span text:style-name="T10">return False</text:span><text:line-break/><text:span text:style-name="T11">res = num()</text:span><text:line-break/><text:span text:style-name="T10">if </text:span><text:span text:style-name="T11">res:</text:span><text:line-break/><text:span text:style-name="T11"> <text:s text:c="3"/></text:span><text:span text:style-name="T14">print</text:span><text:span text:style-name="T11">(</text:span><text:span text:style-name="T15">"В числе есть одинаковые цифры"</text:span><text:span text:style-name="T11">)</text:span><text:line-break/><text:span text:style-name="T10">else</text:span><text:span text:style-name="T11">:</text:span><text:line-break/><text:span text:style-name="T11"> <text:s text:c="3"/></text:span><text:span text:style-name="T14">print</text:span><text:span text:style-name="T11">(</text:span><text:span text:style-name="T15">"В числе нет одинаковых цифр"</text:span><text:span text:style-name="T11">)</text:span></text:p>
      <text:p text:style-name="P4">1949</text:p>
      <text:p text:style-name="P4">В числе есть одинаковые цифры</text:p>
      <text:p text:style-name="P2"/>
      <text:p text:style-name="P2">Process finished with exit code 0</text:p>
      <text:p text:style-name="P2"/>
      <text:p text:style-name="P3"><text:span text:style-name="T9">#2. Описать функцию PowerA234(A, B, C, D), вычисляющую вторую, третью и</text:span><text:line-break/><text:span text:style-name="T9">#четвертую степень числа A и возвращающую эти степени соответственно в</text:span><text:line-break/><text:span text:style-name="T9">#переменные B, C и D (A — входной, B, C, D — выходные параметры; все параметры</text:span><text:line-break/><text:span text:style-name="T9">#являются вещественными). С помощью этой функции найти вторую, третью и</text:span><text:line-break/><text:span text:style-name="T9">#четвертую степень пяти данных чисел.</text:span><text:line-break/><text:span text:style-name="T10">def </text:span><text:span text:style-name="T12">Power234</text:span><text:span text:style-name="T11">(A):</text:span><text:line-break/><text:span text:style-name="T11"> <text:s text:c="3"/>B = A**</text:span><text:span text:style-name="T13">2</text:span><text:line-break/><text:span text:style-name="T13"> <text:s text:c="3"/></text:span><text:span text:style-name="T11">C = A**</text:span><text:span text:style-name="T13">3</text:span><text:line-break/><text:span text:style-name="T13"> <text:s text:c="3"/></text:span><text:span text:style-name="T11">D = A**</text:span><text:span text:style-name="T13">4</text:span><text:line-break/><text:span text:style-name="T13"> <text:s text:c="3"/></text:span><text:span text:style-name="T10">return </text:span><text:span text:style-name="T11">B</text:span><text:span text:style-name="T10">, </text:span><text:span text:style-name="T11">C</text:span><text:span text:style-name="T10">, </text:span><text:span text:style-name="T11">D</text:span><text:line-break/><text:span text:style-name="T11">f = </text:span><text:span text:style-name="T14">float</text:span><text:span text:style-name="T11">(</text:span><text:span text:style-name="T14">input</text:span><text:span text:style-name="T11">(</text:span><text:span text:style-name="T15">"Введите количество чис</text:span><text:span text:style-name="T16">ел</text:span><text:span text:style-name="T15">: "</text:span><text:span text:style-name="T11">))</text:span><text:line-break/><text:span text:style-name="T10">while </text:span><text:span text:style-name="T11">f&gt;</text:span><text:span text:style-name="T13">0</text:span><text:span text:style-name="T11">:</text:span><text:line-break/><text:span text:style-name="T11"> <text:s text:c="3"/>A = </text:span><text:span text:style-name="T14">float</text:span><text:span text:style-name="T11">(</text:span><text:span text:style-name="T14">input</text:span><text:span text:style-name="T11">(</text:span><text:span text:style-name="T15">"Введите число: "</text:span><text:span text:style-name="T11">))</text:span><text:line-break/><text:span text:style-name="T11"> <text:s text:c="3"/>n = Power234(A)</text:span><text:line-break/><text:span text:style-name="T11"> <text:s text:c="3"/></text:span><text:span text:style-name="T14">print</text:span><text:span text:style-name="T11">(n)</text:span><text:line-break/><text:soft-page-break/><text:span text:style-name="T11"> <text:s text:c="3"/>f-=</text:span><text:span text:style-name="T13">1</text:span><text:line-break/></text:p>
      <text:p text:style-name="P4">Введите количество чис<text:span text:style-name="T20">ел</text:span>: 5</text:p>
      <text:p text:style-name="P4">Введите число: 2</text:p>
      <text:p text:style-name="P4">(4.0, 8.0, 16.0)</text:p>
      <text:p text:style-name="P4">Введите число: 8</text:p>
      <text:p text:style-name="P4">(64.0, 512.0, 4096.0)</text:p>
      <text:p text:style-name="P4">Введите число: 46</text:p>
      <text:p text:style-name="P4">(2116.0, 97336.0, 4477456.0)</text:p>
      <text:p text:style-name="P4">Введите число: 1</text:p>
      <text:p text:style-name="P4">(1.0, 1.0, 1.0)</text:p>
      <text:p text:style-name="P4">Введите число: 23</text:p>
      <text:p text:style-name="P4">(529.0, 12167.0, 279841.0)</text:p>
      <text:p text:style-name="P2"/>
      <text:p text:style-name="P2">Process finished with exit code 0</text:p>
      <text:p text:style-name="P2"/>
      <text:p text:style-name="P6"><text:span text:style-name="T17">Вывод:</text:span><text:span text:style-name="T18"> в процессе выполнения практического занятия выработала навыки составления программ структуры с ветвлениями </text:span>в IDE PyCharm Community. Были использованы языковые конструкции if, <text:span text:style-name="T20">функции, </text:span><text:span text:style-name="T19">цикл </text:span><text:span text:style-name="T3">while,</text:span><text:span text:style-name="T19"> проверка условий и</text:span> математические операции.</text:p>
      <text:p text:style-name="P2">Выполнены разработка кода, отладка, 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1-23T19:29:36.472143264</dc:date>
    <meta:editing-cycles>2</meta:editing-cycles>
    <meta:editing-duration>PT9M11S</meta:editing-duration>
    <meta:document-statistic meta:table-count="0" meta:image-count="0" meta:object-count="0" meta:page-count="2" meta:paragraph-count="27" meta:word-count="341" meta:character-count="2420" meta:non-whitespace-character-count="2024"/>
    <meta:user-defined meta:name="Поле 1"/>
    <meta:user-defined meta:name="Поле 2"/>
    <meta:user-defined meta:name="Поле 3"/>
    <meta:user-defined meta:name="Поле 4"/>
  </office:meta>
</office:document-meta>
</file>